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2.9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5.4cm"/>
    </style:style>
    <style:style style:name="gr3" style:family="graphic" style:parent-style-name="standard">
      <style:graphic-properties draw:fill-color="#ff9999" draw:textarea-horizontal-align="justify" draw:textarea-vertical-align="middle" draw:auto-grow-height="false" fo:min-height="1.25cm" fo:min-width="2.9cm"/>
    </style:style>
    <style:style style:name="gr4" style:family="graphic" style:parent-style-name="standard" style:list-style-name="L1">
      <style:graphic-properties draw:fill-color="#ffff00" draw:textarea-horizontal-align="justify" draw:textarea-vertical-align="middle" draw:auto-grow-height="false" fo:min-height="0.25cm" fo:min-width="0.5cm"/>
    </style:style>
    <style:style style:name="gr5" style:family="graphic" style:parent-style-name="standard" style:list-style-name="L1">
      <style:graphic-properties draw:fill-color="#ffff00" draw:textarea-horizontal-align="justify" draw:textarea-vertical-align="middle" draw:auto-grow-height="false" fo:min-height="0.25cm" fo:min-width="0.5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6.5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55cm" fo:min-width="2.9cm"/>
    </style:style>
    <style:style style:name="gr9" style:family="graphic" style:parent-style-name="standard">
      <style:graphic-properties draw:fill-color="#66ffff" draw:textarea-horizontal-align="justify" draw:textarea-vertical-align="middle" draw:auto-grow-height="false" fo:min-height="2.55cm" fo:min-width="2.9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25cm" fo:min-width="2.7cm"/>
    </style:style>
    <style:style style:name="gr11" style:family="graphic" style:parent-style-name="standard">
      <style:graphic-properties draw:fill-color="#ff9999" draw:textarea-horizontal-align="justify" draw:textarea-vertical-align="middle" draw:auto-grow-height="false" fo:min-height="2.55cm" fo:min-width="2.9cm"/>
    </style:style>
    <style:style style:name="gr12" style:family="graphic" style:parent-style-name="standard">
      <style:graphic-properties draw:fill-color="#ff9999" draw:textarea-horizontal-align="justify" draw:textarea-vertical-align="middle" draw:auto-grow-height="false" fo:min-height="0.25cm" fo:min-width="1.5cm"/>
    </style:style>
    <style:style style:name="gr13" style:family="graphic" style:parent-style-name="standard" style:list-style-name="L1">
      <style:graphic-properties draw:fill-color="#ff9999" draw:textarea-horizontal-align="justify" draw:textarea-vertical-align="middle" draw:auto-grow-height="false" fo:min-height="0.25cm" fo:min-width="1.5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438cm" fo:min-width="2.099cm"/>
    </style:style>
    <style:style style:name="gr15" style:family="graphic" style:parent-style-name="standard">
      <style:graphic-properties draw:fill-color="#ff9999" draw:textarea-horizontal-align="justify" draw:textarea-vertical-align="middle" draw:auto-grow-height="false" fo:min-height="2.55cm" fo:min-width="6.5cm"/>
    </style:style>
    <style:style style:name="gr16" style:family="graphic" style:parent-style-name="standard" style:list-style-name="L1">
      <style:graphic-properties draw:fill-color="#ffff00" draw:textarea-horizontal-align="justify" draw:textarea-vertical-align="middle" draw:auto-grow-height="false" fo:min-height="0.25cm" fo:min-width="0.5cm"/>
    </style:style>
    <style:style style:name="gr17" style:family="graphic" style:parent-style-name="standard" style:list-style-name="L1">
      <style:graphic-properties draw:fill-color="#ffff00" draw:textarea-horizontal-align="justify" draw:textarea-vertical-align="middle" draw:auto-grow-height="false" fo:min-height="0.25cm" fo:min-width="0.5cm"/>
    </style:style>
    <style:style style:name="gr18" style:family="graphic" style:parent-style-name="standard">
      <style:graphic-properties draw:fill-color="#66ffff" draw:textarea-horizontal-align="justify" draw:textarea-vertical-align="middle" draw:auto-grow-height="false" fo:min-height="1.25cm" fo:min-width="2.9cm"/>
    </style:style>
    <style:style style:name="gr19" style:family="graphic" style:parent-style-name="standard" style:list-style-name="L1">
      <style:graphic-properties draw:fill-color="#ffff00" draw:textarea-horizontal-align="justify" draw:textarea-vertical-align="middle" draw:auto-grow-height="false" fo:min-height="0.25cm" fo:min-width="0.5cm"/>
    </style:style>
    <style:style style:name="gr20" style:family="graphic" style:parent-style-name="standard" style:list-style-name="L1">
      <style:graphic-properties draw:fill-color="#ffff00" draw:textarea-horizontal-align="justify" draw:textarea-vertical-align="middle" draw:auto-grow-height="false" fo:min-height="0.25cm" fo:min-width="0.5cm"/>
    </style:style>
    <style:style style:name="gr21" style:family="graphic" style:parent-style-name="standard">
      <style:graphic-properties draw:fill-color="#66ffff" draw:textarea-horizontal-align="justify" draw:textarea-vertical-align="middle" draw:auto-grow-height="false" fo:min-height="0.25cm" fo:min-width="1.5cm"/>
    </style:style>
    <style:style style:name="gr22" style:family="graphic" style:parent-style-name="standard">
      <style:graphic-properties draw:fill-color="#66ffff" draw:textarea-horizontal-align="justify" draw:textarea-vertical-align="middle" draw:auto-grow-height="false" fo:min-height="0.25cm" fo:min-width="0.2cm"/>
    </style:style>
    <style:style style:name="gr23" style:family="graphic" style:parent-style-name="objectwithoutfill">
      <style:graphic-properties svg:stroke-width="0.035cm" svg:stroke-color="#ff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ff3333" draw:marker-start-width="0.304cm" draw:marker-end="Arrow" draw:marker-end-width="0.404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draw:stroke="dash" draw:stroke-dash="Fine_20_Dashed" svg:stroke-width="0.035cm" svg:stroke-color="#ff3333" draw:marker-start-width="0.304cm" draw:marker-end="Arrow" draw:marker-end-width="0.404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fo:min-height="1.423cm"/>
    </style:style>
    <style:style style:name="gr27" style:family="graphic" style:parent-style-name="standard">
      <style:graphic-properties draw:stroke="none" svg:stroke-color="#000000" draw:fill="none" draw:fill-color="#ffffff" fo:min-height="1.267cm"/>
    </style:style>
    <style:style style:name="gr28" style:family="graphic" style:parent-style-name="objectwithoutfill">
      <style:graphic-properties draw:stroke="dash" draw:stroke-dash="Fine_20_Dashed" svg:stroke-width="0.081cm" svg:stroke-color="#ff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draw:stroke="dash" draw:stroke-dash="Fine_20_Dashed" svg:stroke-width="0.081cm" svg:stroke-color="#ff00ff" draw:marker-start-width="0.805cm" draw:marker-end-width="0.805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draw:stroke="dash" draw:stroke-dash="Fine_20_Dashed" svg:stroke-width="0.081cm" svg:stroke-color="#ff00ff" draw:marker-start-width="0.684cm" draw:marker-end-width="0.684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draw:stroke="dash" draw:stroke-dash="Fine_20_Dashed" svg:stroke-width="0.081cm" svg:stroke-color="#ff00ff" draw:marker-start-width="0.563cm" draw:marker-end-width="0.563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draw:stroke="dash" draw:stroke-dash="Fine_20_Dashed" svg:stroke-width="0.081cm" svg:stroke-color="#ff00ff" draw:marker-start-width="0.442cm" draw:marker-end-width="0.442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gr35" style:family="graphic" style:parent-style-name="standard" style:list-style-name="L1">
      <style:graphic-properties draw:fill-color="#ff9999" draw:textarea-horizontal-align="justify" draw:textarea-vertical-align="middle" draw:auto-grow-height="false" fo:min-height="0.75cm" fo:min-width="0.5cm"/>
    </style:style>
    <style:style style:name="gr36" style:family="graphic" style:parent-style-name="standard" style:list-style-name="L1">
      <style:graphic-properties draw:fill-color="#ff9999" draw:textarea-horizontal-align="justify" draw:textarea-vertical-align="middle" draw:auto-grow-height="false" fo:min-height="0.75cm" fo:min-width="0.5cm"/>
    </style:style>
    <style:style style:name="gr37" style:family="graphic" style:parent-style-name="standard" style:list-style-name="L1">
      <style:graphic-properties draw:fill-color="#ff9999" draw:textarea-horizontal-align="justify" draw:textarea-vertical-align="middle" draw:auto-grow-height="false" fo:min-height="0.75cm" fo:min-width="0.5cm"/>
    </style:style>
    <style:style style:name="gr38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</style:style>
    <style:style style:name="gr40" style:family="graphic" style:parent-style-name="standard">
      <style:graphic-properties draw:fill-color="#ff9999" draw:textarea-horizontal-align="justify" draw:textarea-vertical-align="middle" draw:auto-grow-height="false" fo:min-height="0.25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26cm"/>
    </style:style>
    <style:style style:name="gr43" style:family="graphic" style:parent-style-name="standard">
      <style:graphic-properties draw:fill-color="#ffff00" draw:textarea-horizontal-align="justify" draw:textarea-vertical-align="middle" draw:auto-grow-height="false" fo:min-height="0.25cm" fo:min-width="2.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9999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00"/>
      <style:paragraph-properties fo:margin-left="0cm" fo:margin-right="0cm" fo:text-align="center" fo:text-indent="0cm"/>
      <style:text-properties style:font-name="Liberation Sans" fo:font-size="8pt" style:letter-kerning="true" style:font-name-asian="Droid Sans Fallback" style:font-size-asian="18pt" style:font-name-complex="Droid Sans Devanagari" style:font-size-complex="18pt"/>
    </style:style>
    <style:style style:name="P6" style:family="paragraph">
      <style:paragraph-properties fo:text-align="center"/>
      <style:text-properties fo:font-size="8pt"/>
    </style:style>
    <style:style style:name="P7" style:family="paragraph">
      <loext:graphic-properties draw:fill="none"/>
      <style:paragraph-properties fo:text-align="center"/>
      <style:text-properties fo:font-size="14pt"/>
    </style:style>
    <style:style style:name="P8" style:family="paragraph">
      <loext:graphic-properties draw:fill-color="#66ffff"/>
      <style:paragraph-properties fo:text-align="center"/>
    </style:style>
    <style:style style:name="P9" style:family="paragraph">
      <loext:graphic-properties draw:fill-color="#ffff00"/>
      <style:paragraph-properties fo:text-align="center"/>
      <style:text-properties fo:font-size="8pt"/>
    </style:style>
    <style:style style:name="P10" style:family="paragraph">
      <loext:graphic-properties draw:fill-color="#ff9999"/>
      <style:paragraph-properties fo:text-align="center"/>
      <style:text-properties fo:font-size="8pt"/>
    </style:style>
    <style:style style:name="P11" style:family="paragraph">
      <loext:graphic-properties draw:fill-color="#ff9999"/>
      <style:paragraph-properties fo:text-align="center"/>
      <style:text-properties style:font-name="Liberation Sans" fo:font-size="8pt" style:letter-kerning="true" style:font-name-asian="Droid Sans Fallback" style:font-size-asian="18pt" style:font-name-complex="Droid Sans Devanagari" style:font-size-complex="18pt"/>
    </style:style>
    <style:style style:name="P12" style:family="paragraph">
      <loext:graphic-properties draw:fill="none"/>
      <style:paragraph-properties fo:text-align="center"/>
      <style:text-properties fo:font-size="10pt"/>
    </style:style>
    <style:style style:name="P1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-color="#66ffff"/>
      <style:paragraph-properties fo:text-align="center"/>
      <style:text-properties fo:font-size="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color="#ff00ff"/>
    </style:style>
    <style:style style:name="P19" style:family="paragraph">
      <loext:graphic-properties draw:fill-color="#ff9999"/>
      <style:paragraph-properties fo:margin-left="0cm" fo:margin-right="0cm" fo:text-align="center" fo:text-indent="0cm"/>
      <style:text-properties style:font-name="Liberation Sans" fo:font-size="8pt" style:letter-kerning="true" style:font-name-asian="Droid Sans Fallback" style:font-size-asian="18pt" style:font-name-complex="Droid Sans Devanagari" style:font-size-complex="18pt"/>
    </style:style>
    <style:style style:name="P20" style:family="paragraph">
      <loext:graphic-properties draw:fill="none" draw:fill-color="#ffffff"/>
      <style:text-properties fo:font-size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Sans" fo:font-size="8pt" style:letter-kerning="true" style:font-name-asian="Droid Sans Fallback" style:font-size-asian="18pt" style:font-name-complex="Droid Sans Devanagari" style:font-size-complex="18pt"/>
    </style:style>
    <style:style style:name="T4" style:family="text">
      <style:text-properties fo:font-size="8pt"/>
    </style:style>
    <style:style style:name="T5" style:family="text">
      <style:text-properties fo:font-size="14pt"/>
    </style:style>
    <style:style style:name="T6" style:family="text">
      <style:text-properties fo:font-size="1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ff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4cm" svg:height="1.5cm" svg:x="5.6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cm" svg:height="1cm" svg:x="2cm" svg:y="3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cm" svg:height="1.5cm" svg:x="2cm" svg:y="7.2cm">
          <text:p text:style-name="P1"><text:span text:style-name="T1">RTOS</text:span></text:p>
          <text:p text:style-name="P1"><text:span text:style-name="T2">(ChibiOS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0.5cm" svg:x="6.8cm" svg:y="4.3cm">
          <text:p text:style-name="P4"><text:span text:style-name="T3">OSA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5cm" svg:x="7.9cm" svg:y="4.3cm">
          <text:p text:style-name="P4"><text:span text:style-name="T3">Tim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cm" svg:height="1cm" svg:x="2cm" svg:y="8.9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0.5cm" svg:x="5.7cm" svg:y="4.3cm">
          <text:p text:style-name="P1"><text:span text:style-name="T4">oth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4cm" svg:height="0.8cm" svg:x="5.6cm" svg:y="4.9cm">
          <text:p text:style-name="P1"><text:span text:style-name="T5">GPCC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4cm" svg:height="2.8cm" svg:x="2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2cm" svg:height="0.5cm" svg:x="2.1cm" svg:y="4.3cm">
          <text:p text:style-name="P1"><text:span text:style-name="T4">Abstract Interface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4cm" svg:height="0.8cm" svg:x="2cm" svg:y="4.9cm">
          <text:p text:style-name="P1"><text:span text:style-name="T5">Device Driver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cm" svg:height="2.8cm" svg:x="5.6cm" svg:y="5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cm" svg:height="0.5cm" svg:x="5.7cm" svg:y="8.1cm">
          <text:p text:style-name="P1"><text:span text:style-name="T4">Startup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cm" svg:height="0.8cm" svg:x="5.7cm" svg:y="7.2cm">
          <text:p text:style-name="P4"><text:span text:style-name="T3">CPU Exception</text:span></text:p>
          <text:p text:style-name="P4"><text:span text:style-name="T3">Handl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cm" svg:height="0.5cm" svg:x="5.7cm" svg:y="6.6cm">
          <text:p text:style-name="P4"><text:span text:style-name="T3">C-Retarget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599cm" svg:height="0.688cm" draw:transform="skewX (-0.00139626340159546) rotate (1.5707963267949) translate (8cm 8.6cm)">
          <text:p text:style-name="P1"><text:span text:style-name="T5">Runti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cm" svg:height="0.5cm" svg:x="5.7cm" svg:y="6cm">
          <text:p text:style-name="P4"><text:span text:style-name="T3">STL-Retarge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1.5cm" svg:x="13.6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cm" svg:height="1cm" svg:x="10cm" svg:y="3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cm" svg:height="2.8cm" svg:x="10cm" svg:y="5.9cm">
          <text:p text:style-name="P1"><text:span text:style-name="T1">RTOS</text:span></text:p>
          <text:p text:style-name="P1"><text:span text:style-name="T2">(Embedded Linux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cm" svg:height="0.5cm" svg:x="14.8cm" svg:y="4.3cm">
          <text:p text:style-name="P4"><text:span text:style-name="T3">OSAL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0.5cm" svg:x="15.9cm" svg:y="4.3cm">
          <text:p text:style-name="P4"><text:span text:style-name="T3">Tim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cm" svg:height="1cm" svg:x="10cm" svg:y="8.9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0.5cm" svg:x="13.7cm" svg:y="4.3cm">
          <text:p text:style-name="P1"><text:span text:style-name="T4">oth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4cm" svg:height="0.8cm" svg:x="13.6cm" svg:y="4.9cm">
          <text:p text:style-name="P1"><text:span text:style-name="T5">GPCC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.4cm" svg:height="1.5cm" svg:x="10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2cm" svg:height="0.5cm" svg:x="10.1cm" svg:y="4.3cm">
          <text:p text:style-name="P1"><text:span text:style-name="T4">Abstract Interfaces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4cm" svg:height="0.8cm" svg:x="10cm" svg:y="4.9cm">
          <text:p text:style-name="P1"><text:span text:style-name="T6">UIO-Driver or</text:span></text:p>
          <text:p text:style-name="P1"><text:span text:style-name="T6">API for Device 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1.5cm" svg:x="21.6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cm" svg:height="1cm" svg:x="18cm" svg:y="3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cm" svg:height="2.8cm" svg:x="18cm" svg:y="5.9cm">
          <text:p text:style-name="P1"><text:span text:style-name="T1">Workstation‘s OS</text:span></text:p>
          <text:p text:style-name="P1"><text:span text:style-name="T2">(e.g. Linux)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cm" svg:height="0.5cm" svg:x="22.8cm" svg:y="4.3cm">
          <text:p text:style-name="P4"><text:span text:style-name="T3">OSAL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cm" svg:height="0.5cm" svg:x="23.9cm" svg:y="4.3cm">
          <text:p text:style-name="P4"><text:span text:style-name="T3">Tim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0.5cm" svg:x="21.7cm" svg:y="4.3cm">
          <text:p text:style-name="P1"><text:span text:style-name="T4">oth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4cm" svg:height="0.8cm" svg:x="21.6cm" svg:y="4.9cm">
          <text:p text:style-name="P1"><text:span text:style-name="T5">GPCC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.4cm" svg:height="1.5cm" svg:x="18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2cm" svg:height="0.5cm" svg:x="18.1cm" svg:y="4.3cm">
          <text:p text:style-name="P1"><text:span text:style-name="T4">Abstract Interfaces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4cm" svg:height="0.8cm" svg:x="18cm" svg:y="4.9cm">
          <text:p text:style-name="P1"><text:span text:style-name="T7">Hardware-Fake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cm" svg:height="0.5cm" svg:x="10.1cm" svg:y="6.1cm">
          <text:p text:style-name="P1"><text:span text:style-name="T4">Device Drivers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0.7cm" svg:height="0.5cm" svg:x="12.2cm" svg:y="6.1cm">
          <text:p text:style-name="P1"><text:span text:style-name="T4">UIO</text:span></text:p>
          <draw:enhanced-geometry svg:viewBox="0 0 21600 21600" draw:type="rectangle" draw:enhanced-path="M 0 0 L 21600 0 21600 21600 0 21600 0 0 Z N"/>
        </draw:custom-shape>
        <draw:line draw:style-name="gr23" draw:text-style-name="P15" draw:layer="layout" svg:x1="2.6cm" svg:y1="7cm" svg:x2="2.6cm" svg:y2="9.1cm">
          <text:p/>
        </draw:line>
        <draw:line draw:style-name="gr23" draw:text-style-name="P15" draw:layer="layout" svg:x1="11.1cm" svg:y1="6.6cm" svg:x2="11.1cm" svg:y2="9.1cm">
          <text:p/>
        </draw:line>
        <draw:path draw:style-name="gr24" draw:text-style-name="P15" draw:layer="layout" svg:width="1.263cm" svg:height="1.214cm" draw:transform="skewX (-0.746477321077975) rotate (-2.8330184418372) translate (11.4042769528588cm 5.91612933457636cm)" svg:viewBox="0 0 1264 1215" svg:d="M0 1215c988 0 1264-1215 1264-1215">
          <text:p/>
        </draw:path>
        <draw:path draw:style-name="gr25" draw:text-style-name="P15" draw:layer="layout" svg:width="1.199cm" svg:height="4.099cm" draw:transform="rotate (-3.14159265358979) translate (10.6cm 9cm)" svg:viewBox="0 0 1200 4100" svg:d="M677 4100c1490 0-677-4100-677-4100">
          <text:p/>
        </draw:path>
        <draw:path draw:style-name="gr24" draw:text-style-name="P15" draw:layer="layout" svg:width="1.263cm" svg:height="1.214cm" draw:transform="skewX (-0.746477321077975) rotate (-2.8330184418372) translate (3.50427695285883cm 4.21612933457635cm)" svg:viewBox="0 0 1264 1215" svg:d="M0 1215c988 0 1264-1215 1264-1215">
          <text:p/>
        </draw:path>
        <draw:path draw:style-name="gr24" draw:text-style-name="P15" draw:layer="layout" svg:width="1.263cm" svg:height="1.214cm" draw:transform="skewX (-0.746477321077975) rotate (-2.8330184418372) translate (11.5122769528588cm 4.20712933457637cm)" svg:viewBox="0 0 1264 1215" svg:d="M0 1215c988 0 1264-1215 1264-1215">
          <text:p/>
        </draw:path>
        <draw:path draw:style-name="gr24" draw:text-style-name="P15" draw:layer="layout" svg:width="1.263cm" svg:height="1.214cm" draw:transform="skewX (-0.746477321077975) rotate (-2.8330184418372) translate (19.5042769528588cm 4.21612933457635cm)" svg:viewBox="0 0 1264 1215" svg:d="M0 1215c988 0 1264-1215 1264-1215">
          <text:p/>
        </draw:path>
        <draw:frame draw:style-name="gr26" draw:text-style-name="P16" draw:layer="layout" svg:width="7cm" svg:height="1.673cm" svg:x="2cm" svg:y="1.3cm">
          <draw:text-box>
            <text:p text:style-name="P1">Productive Code</text:p>
            <text:p text:style-name="P1">(RTOS)</text:p>
          </draw:text-box>
        </draw:frame>
        <draw:frame draw:style-name="gr26" draw:text-style-name="P16" draw:layer="layout" svg:width="7cm" svg:height="1.673cm" svg:x="10cm" svg:y="1.301cm">
          <draw:text-box>
            <text:p text:style-name="P1">Productive Code</text:p>
            <text:p text:style-name="P1">(Embedded Linux)</text:p>
          </draw:text-box>
        </draw:frame>
        <draw:frame draw:style-name="gr27" draw:text-style-name="P16" draw:layer="layout" svg:width="7cm" svg:height="1.517cm" svg:x="18cm" svg:y="1.301cm">
          <draw:text-box>
            <text:p text:style-name="P1">Test Environment</text:p>
            <text:p text:style-name="P1"><text:span text:style-name="T1">(Programmers‘s work station)</text:span></text:p>
          </draw:text-box>
        </draw:frame>
        <draw:line draw:style-name="gr28" draw:text-style-name="P15" draw:layer="layout" svg:x1="26cm" svg:y1="5.8cm" svg:x2="7.9cm" svg:y2="5.8cm">
          <text:p/>
        </draw:line>
        <draw:line draw:style-name="gr29" draw:text-style-name="P15" draw:layer="layout" svg:x1="1.5cm" svg:y1="5.8cm" svg:x2="5.5cm" svg:y2="5.8cm">
          <text:p/>
        </draw:line>
        <draw:line draw:style-name="gr30" draw:text-style-name="P15" draw:layer="layout" svg:x1="5.5cm" svg:y1="5.8cm" svg:x2="5.5cm" svg:y2="7.2cm">
          <text:p/>
        </draw:line>
        <draw:line draw:style-name="gr31" draw:text-style-name="P15" draw:layer="layout" svg:x1="5.5cm" svg:y1="7.2cm" svg:x2="7.9cm" svg:y2="7.2cm">
          <text:p/>
        </draw:line>
        <draw:line draw:style-name="gr32" draw:text-style-name="P15" draw:layer="layout" svg:x1="7.9cm" svg:y1="7.2cm" svg:x2="7.9cm" svg:y2="5.8cm">
          <text:p/>
        </draw:line>
        <draw:frame draw:style-name="gr33" draw:text-style-name="P18" draw:layer="layout" svg:width="3.812cm" svg:height="0.962cm" draw:transform="rotate (1.5707963267949) translate (25.038cm 5.8cm)">
          <draw:text-box>
            <text:p text:style-name="P17"><text:span text:style-name="T8">User Space</text:span></text:p>
          </draw:text-box>
        </draw:frame>
        <draw:frame draw:style-name="gr34" draw:text-style-name="P18" draw:layer="layout" svg:width="4.304cm" svg:height="0.962cm" draw:transform="rotate (1.5707963267949) translate (25.038cm 10.1cm)">
          <draw:text-box>
            <text:p text:style-name="P17"><text:span text:style-name="T8">Kernel Space</text:span></text:p>
          </draw:text-box>
        </draw:frame>
        <draw:custom-shape draw:style-name="gr35" draw:text-style-name="P19" draw:layer="layout" svg:width="1cm" svg:height="1cm" svg:x="8cm" svg:y="3cm">
          <text:p text:style-name="P4"><text:span text:style-name="T3">Main</text:span>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1cm" svg:height="1cm" svg:x="16cm" svg:y="3cm">
          <text:p text:style-name="P4"><text:span text:style-name="T3">Main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cm" svg:height="1cm" svg:x="24cm" svg:y="3cm">
          <text:p text:style-name="P4"><text:span text:style-name="T3">Main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cm" svg:height="0.5cm" svg:x="2cm" svg:y="10.2cm">
          <text:p/>
          <draw:enhanced-geometry svg:viewBox="0 0 21600 21600" draw:type="rectangle" draw:enhanced-path="M 0 0 L 21600 0 21600 21600 0 21600 0 0 Z N"/>
        </draw:custom-shape>
        <draw:frame draw:style-name="gr39" draw:text-style-name="P20" draw:layer="layout" svg:width="1.56cm" svg:height="0.569cm" svg:x="2.5cm" svg:y="10.131cm">
          <draw:text-box>
            <text:p><text:span text:style-name="T4">Identical</text:span></text:p>
          </draw:text-box>
        </draw:frame>
        <draw:custom-shape draw:style-name="gr40" draw:text-style-name="P3" draw:layer="layout" svg:width="0.5cm" svg:height="0.5cm" svg:x="2cm" svg:y="10.8cm">
          <text:p/>
          <draw:enhanced-geometry svg:viewBox="0 0 21600 21600" draw:type="rectangle" draw:enhanced-path="M 0 0 L 21600 0 21600 21600 0 21600 0 0 Z N"/>
        </draw:custom-shape>
        <draw:frame draw:style-name="gr41" draw:text-style-name="P20" draw:layer="layout" svg:width="1.565cm" svg:height="0.569cm" svg:x="2.5cm" svg:y="10.731cm">
          <draw:text-box>
            <text:p><text:span text:style-name="T4">Different</text:span></text:p>
          </draw:text-box>
        </draw:frame>
        <draw:custom-shape draw:style-name="gr9" draw:text-style-name="P8" draw:layer="layout" svg:width="0.5cm" svg:height="0.5cm" svg:x="4.5cm" svg:y="10.2cm">
          <text:p/>
          <draw:enhanced-geometry svg:viewBox="0 0 21600 21600" draw:type="rectangle" draw:enhanced-path="M 0 0 L 21600 0 21600 21600 0 21600 0 0 Z N"/>
        </draw:custom-shape>
        <draw:frame draw:style-name="gr42" draw:text-style-name="P20" draw:layer="layout" svg:width="3.626cm" svg:height="0.569cm" svg:x="5cm" svg:y="10.131cm">
          <draw:text-box>
            <text:p><text:span text:style-name="T4">Different and HW-related</text:span></text:p>
          </draw:text-box>
        </draw:frame>
        <draw:custom-shape draw:style-name="gr43" draw:text-style-name="P9" draw:layer="layout" svg:width="0.5cm" svg:height="0.5cm" svg:x="4.51cm" svg:y="10.8cm">
          <text:p/>
          <draw:enhanced-geometry svg:viewBox="0 0 21600 21600" draw:type="rectangle" draw:enhanced-path="M 0 0 L 21600 0 21600 21600 0 21600 0 0 Z N"/>
        </draw:custom-shape>
        <draw:frame draw:style-name="gr44" draw:text-style-name="P20" draw:layer="layout" svg:width="2.89cm" svg:height="0.569cm" svg:x="5.01cm" svg:y="10.731cm">
          <draw:text-box>
            <text:p><text:span text:style-name="T4">Important Inte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2:18:20.050590873</meta:creation-date>
    <dc:date>2017-05-17T20:57:53.660298489</dc:date>
    <meta:editing-duration>PT3H18M21S</meta:editing-duration>
    <meta:editing-cycles>11</meta:editing-cycles>
    <meta:generator>LibreOffice/5.2.5.1$Linux_X86_64 LibreOffice_project/20m0$Build-1</meta:generator>
    <meta:document-statistic meta:object-count="68"/>
  </office:meta>
</office:document-meta>
</file>